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049cm" fo:margin-bottom="0.049cm" style:contextual-spacing="false" fo:line-height="100%" fo:text-align="justify" style:justify-single-word="false"/>
    </style:style>
    <style:style style:name="P2" style:family="paragraph" style:parent-style-name="Standard" style:master-page-name="Standard">
      <style:paragraph-properties fo:margin-top="0.049cm" fo:margin-bottom="0.049cm" style:contextual-spacing="false" fo:line-height="100%" fo:text-align="justify" style:justify-single-word="false" style:page-number="auto"/>
    </style:style>
    <style:style style:name="T1" style:family="text">
      <style:text-properties fo:font-size="12pt" style:font-name-asian="Times New Roman" style:font-size-asian="12pt" style:language-asian="pl" style:country-asian="PL" style:font-name-complex="Arial1" style:font-size-complex="12pt"/>
    </style:style>
    <style:style style:name="T2" style:family="text">
      <style:text-properties fo:font-size="12pt" style:font-name-asian="Times New Roman" style:font-size-asian="12pt" style:language-asian="pl" style:country-asian="PL" style:font-name-complex="Arial1" style:font-size-complex="12pt" style:font-weight-complex="bold"/>
    </style:style>
    <style:style style:name="T3" style:family="text">
      <style:text-properties fo:font-size="12pt" fo:font-weight="bold" style:font-name-asian="Times New Roman" style:font-size-asian="12pt" style:language-asian="pl" style:country-asian="PL" style:font-weight-asian="bold" style:font-name-complex="Arial1"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11 października 2002 r.</text:span></text:p>
      <text:p text:style-name="P1"><text:span text:style-name="T3">Wiceprezes Rady Ministrów Minister Finansów Grzegorz Kołodko:</text:span></text:p>
      <text:p text:style-name="P1"><text:span text:style-name="T1">    Panie Marszałku! Wysoka Izbo! Przed nami projekt ustawy budżetowej na rok 2003, projekt budżetu stabilizacji i rozwoju. Przed nami przyszłość i ten budżet ma być kolejnym krokiem w kształtowa</text:span><text:bookmark text:name="_GoBack"/><text:span text:style-name="T1">niu rzeczywistości, w której będziemy coraz bardziej wydajnie pracować i coraz lepiej będziemy żyć. Z tego też punktu widzenia budżet przedstawiany przez rząd pana premiera Leszka Millera, budżet stabilizacji i rozwoju, trzeba widzieć nie jako samoistny cel, ale jako instrument, jako narzędzie rozwiązywania trudnych społecznych, ekonomicznych, finansowych problemów polskiego państwa, społeczeństwa, polskich przedsiębiorców i polskich rodzin.</text:span></text:p>
      <text:p text:style-name="P1"><text:span text:style-name="T1">    Jest to dobry budżet, ale trudny. Trudny w fazie przygotowywania, z pewnością trudny w fazie prac Wysokiej Izby, całego parlamentu, które dzisiaj rozpoczynamy. Prace te w zasadzie rozpoczęto wcześniej, gdyż budżet jest już w Wysokiej Izbie od 12 dni i z pewnością panie i panowie posłowie skwapliwie go przestudiowali i przyjrzeli się wszystkim jego zawiłościom, jego dobrym stronom, których jest więcej, i tym słabym, których też nie brakuje. W polskim systemie finansów publicznych i w polskiej gospodarce są bowiem wciąż pewne słabości.</text:span></text:p>
      <text:p text:style-name="P1"><text:span text:style-name="T1">    Dziś, 11 października 2003 r., bez mała rok po objęciu władzy przez rząd SLD-Unii Pracy-PSL, trudności jest już mniej niż rok temu. Za rok z pewnością będzie ich jeszcze mniej, jeśli wspólnie wypracujemy dobry budżet, jeśli decyzją Wysokiej Izby go przyjmiemy i we wspólnym, znojnym wysiłku polskiego społeczeństwa go zrealizujemy. Jest to bowiem budżet nie pana premiera Millera, nie ministra finansów, nie naszego rządu, ale polskiego państwa i polskiego społeczeństwa, którego emanacją są zasiadający tutaj, w Wysokiej Izbie, parlamentarzyści. Z chwilą uchwalenia będzie to budżet, za który Wysoka Izba weźmie na siebie odpowiedzialność, a nasz rząd, minister finansów skwapliwie będzie wykonywał swoje obowiązki, tak aby zrealizować budżetową stronę dochodów i stronę wydatków i aby różnica między nimi była taka, jaką proponujemy w projekcie i jaką ostatecznie Wysoka Izba zechce zatwierdzić.</text:span></text:p>
      <text:p text:style-name="P1"><text:span text:style-name="T1">    Jest to budżet na jeden rok. Taka jest pragmatyka, że dokumenty finansowe tego typu - a jest to najbardziej skomplikowany dokument finansowy, jaki istnieje - piszemy na jeden rok, ale procesy ekonomiczne, finansowe i społeczne są ciągłe. Chcę podkreślić, że choć mówimy w tym momencie o finansach i pieniądzach, widzimy je tylko instrumentalnie, jako narzędzie do rozwiązywania trudnych problemów społecznych i gospodarczych. Z tego też punktu widzenia budżet na rok 2003 trzeba widzieć w kontekście ciągłości tych procesów rozwojowych, tego, co już za nami, tego, co dzieje się obecnie, a przede wszystkim tego, co jest przed nami. Wobec tego budżet wyrasta z realiów, które zostały stworzone obiektywnymi procesami w przeszłości, a także polityką gospodarczą w ciągu minionego roku działania naszego rządu i w ciągu poprzednich lat działań wielu innych rządów, które z różną skutecznością usiłowały sprzyjać rozwojowi polskiej gospodarki, reformując jej instytucje, struktury, zmieniając ustrój. </text:span></text:p>
      <text:p text:style-name="P1"><text:span text:style-name="T1">    Dzisiaj, 13 i pół roku po ˝okrągłym stole˝, bez mała 13 lat po obaleniu muru berlińskiego i niewiele ponad rok przed pełnym zintegrowaniem się Polski z Unią Europejską wiele problemów rozwiązaliśmy, ale wiele wciąż stoi przed nami. Widać to także w tym budżecie - w jego proporcjach, strumieniach, relacjach do zasobów, w jego priorytetach. Budżet ten budujemy w sytuacji, kiedy następuje ożywienie polskiej gospodarki. Po okresie opartego o błędne doktryny ekonomiczne, szkodliwego politycznie i niepotrzebnego schłodzenia, a mówiąc jeszcze dobitniej, przechłodzenia koniunktury gospodarczej w sytuacji, kiedy ze względu na pewne szoki zewnętrzne </text:span><text:soft-page-break/><text:span text:style-name="T1">należało ją pobudzać, zastaliśmy kraj - mówię teraz o naszym rządzie... Pomimo ciągłości procesów gospodarczych w polityce następują zmiany. Produkt krajowy brutto - ten efekt naszej działalności gospodarczej, a zarazem podstawa, na której można opierać budżety - zwiększył się w czwartym kwartale roku ubiegłego o marne 0,2%, jak niektórzy powiadają: w granicach błędu statystycznego, więc można powiedzieć z dużym prawdopodobieństwem, że tego wzrostu w ogóle nie było. Do tego doprowadziła szkodliwa koncepcja schładzania koniunktury gospodarczej, przeciwko której opowiadała się w tamtym czasie formacja polityczna stojąca za dzisiejszym przedłożeniem, czyli SLD-Unia Pracy-PSL. I dzisiaj mamy lepsze propozycje w ślad za tym, co z coraz większą skutecznością realizujemy w ramach programu rozwojowego i naszej strategii dla Polski na miniony rok. W pierwszym kwartale tego roku produkt krajowy brutto zwiększył się o 0,5% - troszkę szybciej niż w czwartym kwartale ubiegłego roku, ale nadal w skali śladowej. W drugim kwartale tempo to zostało podniesione do 0,8%, więc w sumie podczas pierwszego półrocza skala wzrostu wyniosła 0,6%. W trzecim kwartale być może przekracza już, oscyluje wokół 1%. W czwartym, bieżącym wyniesie, jak sądzę, około 1,7-1,8%. Trzeba to porównywać z tym marnym 0,2% z ubiegłego roku, ale również z tym, co planujemy na przyszłość, bo mówiąc o dłuższym okresie trzeba widzieć ten budżet jako tylko krok, choć istotny i we właściwym kierunku, na drodze powrotu do wysokiej dynamiki rozwojowej, którą polska gospodarka cechowała się już w latach 1994-1997, kiedy zresztą, nie przez przypadek, rządziła podobna formacja polityczna jak teraz. Wtedy formacja ta udowodniła, że potrafi tak sterować polityką gospodarczą i finansową, że produkcja może rosnąć coraz szybciej, że coraz bardziej może spadać bezrobocie i może następować postęp w zakresie finansów publicznych. Chcemy udowodnić to także tym razem.</text:span></text:p>
      <text:p text:style-name="P1"><text:span text:style-name="T1">    Budżet ten wszakże trzeba widzieć również w szerszym kontekście toczących się procesów globalnych, których Polska jest uczestnikiem. Wobec tego musimy postrzegać go jako instrument potrzebny do wykorzystania w jak największym stopniu szans, jakie stwarza nam globalna gra ekonomiczna, a zarazem jako instrument służący do minimalizacji ryzyka, które nieustannie i nieuchronnie wynika z udziału w tej globalnej grze.</text:span></text:p>
      <text:p text:style-name="P1"><text:span text:style-name="T1">    Globalizacja, zważywszy na naszą pozycję geopolityczną i walory transformacji systemowej do społecznej gospodarki rynkowej, stwarza nam zdecydowanie więcej dodatkowych szans niż dodatkowych zagrożeń. Natomiast to, jak wielki jest pozytywny bilans w tym budżecie szans i zagrożeń, zależy od kunsztu polityki gospodarczej, od umiejętnej strategii gospodarczej, a także od tego, jak dobry bądź jak niedobry - bo i to się w przeszłości zdarzało - jest budżet. Ten budżet idealny nie jest, ale z pewnością jest lepszy niż budżety, które były uchwalane w ostatnich latach, dlatego że dzieje się coraz więcej dobrego w polskiej gospodarce. Następuje ożywienie produkcji w wyniku kontynuacji reform strukturalnych i zmian instytucjonalnych, realizowanych przez cały okres transformacji, a przede wszystkim wskutek przyspieszenia działań reformatorskich rządu premiera Millera. Programy, które są realizowane, także w wyniku uchwalenia całego pakietu ustaw przez Wysoką Izbę, coraz wyraźniej powodują skutki, dają o sobie znać. Do tego dochodzą pewne dodatkowe działania. Idąc w tym samym kierunku, przyspieszamy tempo, zmieniamy bieg, przesuwamy akcenty, dlatego też między innymi już funkcjonuje, wchodzi w życie, działa, przynosi efekty - i będziemy widzieć narastanie tych pozytywnych skutków - tzw. pakiet antykryzysowy, który to zestaw ustaw Wysoka Izba zechciała uchwalić na początku minionego kwartału.</text:span></text:p>
      <text:p text:style-name="P1"><text:soft-page-break/><text:span text:style-name="T1">    Chcemy, by ten budżet nie tylko w miarę naszych polskich możliwości zaspokajał nasze potrzeby w zakresie inwestowania w infrastrukturę, w zakresie wspierania przedsiębiorczości w odniesieniu do zaspokajania całej masy piętrzących się potrzeb społecznych, ale także by był instrumentem pobudzania, ożywiania, przyspieszania i utrzymywania na wysokim poziomie tempa wzrostu gospodarczego. Musimy wszakże zrealizować budżet na rok bieżący. Za nami 9 miesięcy, trzy kwartały, do końca roku pozostał nam niespełna kwartał, ale pragnę poinformować pana marszałka i Wysoką Izbę, że idzie dobrze. Idzie dobrze, dlatego że pogłębia się w nas dyscyplina finansowa, następuje ożywienie, coraz większa część przedsiębiorstw małych, średnich, dużych, a także tych mikro, odnotowuje coraz wyższe dochody, ma zyski, wobec tego zwiększają się dochody do budżetu, także wskutek sprawniejszego działania służb skarbowych. Te inwestycje instytucjonalne, ta zdeterminowana polityka gospodarcza, a przede wszystkim wysiłek i poprawa zarządzania mikroekonomicznego, za co wdzięczni powinniśmy być naszym przedsiębiorcom, dają efekty.</text:span></text:p>
      <text:p text:style-name="P1"><text:span text:style-name="T1">    W związku z tym dochody preliminowane decyzjami Wysokiej Izby na rok bieżący w wysokości 145 100 mln zł będą wykonane. Dochody będą wykonane. W pewnych pozycjach dochody realizowane są na tyle dobrze, że mogliśmy podjąć decyzje, z których na pewno cieszą się nauczyciele, którzy już w przyszłym tygodniu uzyskają bardzo istotną, poprawiającą budżety ich gospodarstw domowych, podwyżkę, i mam nadzieję, że wraz z nimi cieszyć się będą uczniowie, gdyż obowiązuje zasada: coś za coś. Płacąc więcej grosza publicznego naszym nauczycielom, wspierając w ten sposób narodową oświatę, edukację, stosujemy zasadę: coś za coś. Oczekujemy dalszej troski nauczycieli o poprawę ich kwalifikacji i wyższego poziomu kształcenia i wychowania młodego pokolenia Polaków, dla których również jest ten budżet. Może jeszcze nie wszyscy z nich doceniają znaczenie pojęcia: stabilizacja, ale z pewnością każdy uczeń i każda uczennica, student, niekoniecznie ekonomii i finansów, wie, co oznacza rozwój. Na rozwoju powinno zależeć nam wszystkim. Podwyżka płac dla nauczycieli stała się możliwa dzięki temu, że realizujemy na poziomie nawet wyższym, niż rok temu mogło się to Wysokiej Izbie wydawać, dochody z pewnego typu podatków pośrednich, zwłaszcza podatku od wartości dodanej.</text:span></text:p>
      <text:p text:style-name="P1"><text:span text:style-name="T1">    O ile jednak dochody są prognozą - i dziś informuję Wysoką Izbę, że ta prognoza jest pozytywna, optymistyczna, że idzie dobrze, choć oczywiście chcielibyśmy, żeby było jeszcze lepiej, ale osiągniemy najprawdopodobniej dokładnie ten poziom dochodów, który przewidujemy w ustawie budżetowej - to wydatki budżetu, także tego, który przyjmiemy na rok 2003, nie są prognozą, lecz obowiązkiem. Dochody wobec tego trzeba trafić dobrze i potem je zrealizować, ściągając należne państwu daniny, dzieląc się wypracowanymi w jednych częściach gospodarki dochodami z innymi, przeznaczając je na wydatkowanie w innych częściach gospodarki, przesuwając od jednych grup społeczeństwa do drugich grup, zgodnie z preferencjami, które wyraża demokratycznie wybrany parlament, a więc preferencjami społecznymi. Wydatki te wynoszą w roku bieżącym 185 100 mln zł i zostaną zrealizowane ze względu na to, że znajdują i znajdą pokrycie do końca tego roku. Pozostaje jednak różnica, okrągłe 40 mld zł, i taki jest deficyt. Tak Wysoka Izba postanowiła w odniesieniu do roku 2002 i taki deficyt stanie się faktem w noc sylwestrową, kiedy ten rok będzie już za nami. Stanowi to aż 5,4% produktu krajowego brutto. To jest najczęściej stosowana miara względna, relatywna przy naszej definicji deficytu, która różni się od definicji stosowanych w systemie Unii Europejskiej, o czym jeszcze powiem za chwilę, mówiąc o deficycie na rok przyszły.</text:span></text:p>
      <text:p text:style-name="P1"><text:soft-page-break/><text:span text:style-name="T1">    W roku przyszłym, w roku 2003, budżet stabilizacji i rozwoju oparty jest także na pewnych napiętych prognozach, realistycznych wszakże, wynikających z ambicji, jaką mamy jako Polacy, jako polscy przedsiębiorcy, menedżerowie, biznesmeni, inwestorzy, ale także polscy politycy, przynajmniej ci, którzy dźwigają odpowiedzialność za losy polskiej gospodarki, w takim zakresie, w jakim polityka może w ogóle tę odpowiedzialność dźwigać, gdyż coraz więcej zależy od przedsiębiorców, coraz więcej zależy od aktywności na szczeblu lokalnym i regionalnym, od tego, co się dzieje w samorządach, gdzie jest coraz więcej władzy oraz coraz więcej możliwości dysponowania środkami publicznymi. Przed nami wobec tego nie tylko wybory odnośnie do proporcji budżetu państwa, ale także wybory władz samorządowych, które współdźwigają naszą odpowiedzialność za sprawne funkcjonowanie finansów publicznych i finansowanie całego szeregu potrzeb, które mają być zaspokajane na szczeblu lokalnym.</text:span></text:p>
      <text:p text:style-name="P1"><text:span text:style-name="T1">    Jeśli chodzi o makroekonomię, to po karygodnym przechłodzeniu koniunktury polskiej gospodarki, która doprowadziła do kryzysu, stagnacji, a także załamania finansów publicznych, na rok przyszły zakładamy wzrost produktu krajowego brutto realnie, a więc po wyeliminowaniu skutków spadającej i bardzo niskiej inflacji, o 3,5%. W tym roku zakładamy wzrost o 1,2%. Jest to nieco więcej niż zakładano wcześniej, gdyż wskutek uruchomienia pakietu antykryzysowego i dodatkowych działań interwencyjnych oraz strukturalnych i systemowych w drugim półroczu będziemy mieli większą skalę przyspieszenia niż w roku poprzednim. Ktoś może powiedzieć: To znakomicie, jeżeli wzrost produktu krajowego brutto wyniesie 3,5%, to będzie to aż trzy razy więcej niż w roku 2002, 3,5-krotnie więcej niż w roku 2001. Ale ktoś inny może powiedzieć: To jest bardzo mało, jako że to jest dwa razy mniej niż było kiedyś, kiedy realizowaliśmy strategię dla Polski. Były bowiem i takie lata, kiedy produkt krajowy brutto w trudniejszych warunkach zewnętrznych i przy słabszym zaawansowaniu instytucjonalnym transformacji systemowych, przy mniejszym udziale sektora prywatnego w naszej gospodarce wzrastał aż o 7%. Czy to jest dużo, czy mało, możemy także ocenić w naszej debacie budżetowej, ale z punktu widzenia rządu jest to prognoza i ambitna, i realistyczna, a także jest to cel do osiągnięcia.</text:span></text:p>
      <text:p text:style-name="P1"><text:span text:style-name="T1">    Cel ten jest do osiągnięcia, jeśli dobrze będą koordynowane polityka makroekonomiczna, zmiany strukturalne, instytucjonalne, polityka przemysłowa i handlowa, inne polityki, które są w naszych rękach, a także te, do których się przyczyniamy, współdziałając z innymi partnerami w grze ekonomicznej. W tym zwłaszcza chodzi o dobrą koordynację polityki budżetowej, za którą odpowiedzialność ponosi rząd, z polityką pieniężną, za którą odpowiedzialność dźwiga na swoich barkach niezależny bank centralny. W ciągu minionego kwartału dokonał się znakomity postęp w koordynacji tych polityk i mamy nadzieję, że ta linia dobrej współpracy, przyczyniająca się do lepszego skoordynowania polityki budżetowej i polityki pieniężnej, będzie kontynuowana w roku następnym i w kolejnych latach.</text:span></text:p>
      <text:p text:style-name="P1"><text:span text:style-name="T1">    Skąd ma się wziąć wzrost gospodarczy o 3,5%? Przede wszystkim ze wzrostu popytu wewnętrznego. Jak powiedziałem przy innej okazji, nikt jeszcze nie wymyślił takiego modelu ekonomicznego, bo on jest nie do wymyślenia, nie może istnieć taka gospodarka, w której na dłuższą metę mogłaby rosnąć produkcja, jeśli nie rośnie sprzedaż. Tę produkcję trzeba sprzedać albo na rynku wewnętrznym, albo w innych częściach gospodarki światowej, nazywanych wciąż tradycyjnie zagranicą, choć od tego pojęcia też stopniowo musimy odchodzić, zintegrujemy się coraz bardziej bowiem nie tylko z gospodarką Unii Europejskiej, ale właśnie z całym układem globalnym. Otóż chcemy, żeby rósł popyt wewnętrzny, gdyż w innym przypadku </text:span><text:soft-page-break/><text:span text:style-name="T1">bariera zbytu będzie uniemożliwiała ekspansję polskich przedsiębiorców. Dzisiaj problemem nie jest to, że nie ma z czego wyprodukować, dzisiaj problemem jest to, że nie ma komu sprzedać. Ten problem, że nie ma komu sprzedać, jest dlatego że nie ma kto kupić. A nie ma kto kupić dlatego, że nie ma za co kupić. Wobec tego bez wzrostu popytu nie będzie ożywienia produkcji, nie będzie nowych miejsc pracy, nie będzie poprawy warunków życia polskich rodzin. Sztuka natomiast polityki gospodarczej, w tym także skonstruowania budżetu przy tych trudnych uwarunkowaniach, polega na tym, aby był to przyrost popytu nieinflacyjny, niestymulujący wzrostu cen, dlatego że to szkodziłoby rozwojowi gospodarczemu, wzrostowi na dłuższą metę, w dłuższym okresie, a tego długofalowego strategicznego priorytetu utrzymania wysokiej dynamiki rozwojowej polskiej gospodarki na korzyść i na rzecz przyszłych pokoleń ani na chwilę nie możemy gubić z pola widzenia. </text:span></text:p>
      <text:p text:style-name="P1"><text:span text:style-name="T1">    Inflacja jest bardzo niska, mamy obecnie inflację mierzoną poziomem cen w miesiącach letnich, w lipcu, sierpniu, wrześniu, które są już za nami - jesień (choć czasami wydaje się, zwłaszcza rano, że to zima) w niewielkim stopniu przyspieszy tę inflację - do poziomu cen z odpowiednich miesięcy roku ubiegłego w wysokości zaledwie 1,2%. Sądzę, że w końcu roku, w grudniu, ten wskaźnik będzie wynosił 1,7- 1,8, ale nie zdziwię się i nie będę niemile zaskoczony, gdyby się okazało, że będzie on jeszcze niższy, a to dlatego, że niezwykle silnie działają już mechanizmy konkurencji w polskiej gospodarce, co wymusza dbałość o to, żeby znaleźć klienta, znaleźć kogoś, kto zechce kupić to, co inni produkują. Dzisiaj mamy rynek konsumenta. Pozycja konsumenta jest silna na naszym rynku, on w dużym stopniu decyduje o tym, co ma być produkowane i po ile to może być sprzedawane. </text:span></text:p>
      <text:p text:style-name="P1"><text:span text:style-name="T1">    Nie znaczy to, że nie ma jeszcze na jakąś skalę tu i ówdzie niegodziwych praktyk czy zachowań monopolistycznych, czemu nasza polityka przeciwdziała, urząd ochrony rynku i konsumenta interweniuje, a także Wysoka Izba będzie jeszcze dyskutowała i przyjmowała pewne nowe rozwiązania legislacyjne. Chcemy bowiem chronić przede wszystkim interesy konsumentów, którymi jesteśmy wszyscy, troszcząc się także o dobre warunki ekspansji dla producentów, dla polskich przedsiębiorców. Na dłuższą metę te cele są zbieżne. W krótkim okresie mogą występować pewne konflikty. Producenci chcieliby sprzedawać jak najdrożej, konsumenci - kupować jak najtaniej. </text:span></text:p>
      <text:p text:style-name="P1"><text:span text:style-name="T1">    Tę konfliktogenność celów widać także, jeśli spojrzy się na ceny na rynkach rolnych, na ceny towarów spożywczych. My konsumenci, gospodarstwa domowe, jesteśmy zadowoleni z tego, że żywność nie tylko nie drożeje, ale w ostatnim okresie w wielu asortymentach nawet potaniała. I to jest główny czynnik takiego drastycznego, głębokiego obniżenia inflacji. Natomiast dla producentów rolnych jest to bardzo dotkliwe. Z tego też punktu widzenia rząd wspiera politykę rolną, restrukturyzację i modernizację wsi, interweniując na rynku rolnym tak, aby pomóc rolnikom w zachowaniu warunków konkurencyjności i wesprzeć strumień ich dochodów, aby mogli reprodukować swoje gospodarstwa, swoją siłę roboczą, swoje maszyny, urządzenia, swój kapitał po to, aby polskie rolnictwo było coraz nowocześniejsze i nie tylko było w stanie wyżywić polskie społeczeństwo, ale także konkurować na rynkach międzynarodowych.</text:span></text:p>
      <text:p text:style-name="P1"><text:span text:style-name="T1">    Te dwie przyczyny spowodowały to, że inflacja jest tak niska, i te dwie przyczyny zasadniczo będą występowały także w roku następnym. W związku z tym, skoro inflacja, licząc przeciętnie w skali roku poziom cen w roku 2002 do przeciętnego poziomu cen w roku 2001, wyniesie, jak szacujemy (i tutaj nasze oceny, prognozy, oczekiwania są zasadniczo zgodne z wyliczeniami, szacunkami niezależnego banku </text:span><text:soft-page-break/><text:span text:style-name="T1">centralnego, Narodowego Banku Polskiego), tylko 2,1% - a chcę przypomnieć i uświadomić paniom i panom posłom, że w ustawie budżetowej, którą państwo przyjęliście na ten rok, zakładano, że ten wskaźnik wzrostu cen wyniesie aż 4,5%, idziemy zaś na 2,1 - także wydatki nominalne, które ustawowo nas obowiązują i są realizowane zgodnie z ustawą budżetową na rok 2002, są realnie o ponad 2 punkty procentowe wyższe, niż zakładała Wysoka Izba. I nikt tutaj bynajmniej nie łamie prawa, tylko oprócz praw, które ustanawia Wysoka Izba, rządzą także prawa ekonomiczne, tak jak rządzi siła grawitacji. Tak akurat się składa - i to jest dla wielu beneficjentów naszego budżetu w roku 2002 bardzo dobra nowina - że konsekwentna realizacja polityki rządu, strategii SLD-UP-PSL ˝Przede wszystkim przedsiębiorczość˝ daje skutki większe niż nawet oczekiwaliśmy jakiś czas temu, pomimo wciąż trudnej sytuacji gospodarczej i tylko takiej skali przyspieszenia tempa wzrostu gospodarczego, o jakiej wspomniałem. Na rok przyszły zaś zakładamy, że inflacja mierzona do przeciętnego poziomu cen, a więc ta porównywalna z planowanym przez Sejm w budżecie na ten rok wskaźnikiem 4,5% i rzeczywistym, jak dzisiaj go oceniamy - 2,1, wyniesie 2,3%, co powinno także sprzyjać wzmacnianiu tendencji do ożywiania polskiej gospodarki.</text:span></text:p>
      <text:p text:style-name="P1"><text:span text:style-name="T1">    Ten wzrost weźmie się stąd, że, jak powiedziałem, będzie rósł popyt wewnętrzny. Zakładamy, że w tym roku wskutek tego fatalnego przechłodzenia koniunktury w latach poprzednich jeszcze o ponad 5% spadną inwestycje, gdyż przedsiębiorstwa utraciły zdolność do akumulacji finansowej, wiele z nich utraciło płynność, dopiero teraz dla wielu z nich stwarzamy szansę jej odzyskania. Trwa proces restrukturyzacji finansowej. Ku naszemu pewnemu zdziwieniu przede wszystkim zgłaszają się do urzędów skarbowych firmy małe i średnie. Akcja się rozpędza. Wiele z nich chce skorzystać z tejże restrukturyzacji, z tego dobrodziejstwa, które swoimi ustawami Wysoka Izba zaproponowała polskim przedsiębiorcom. Jak łatwo się domyślić, zdecydowana większość to firmy małe i średnie, i jeśli nie wszystkie to prawie wszystkie są to firmy prywatne. Otóż ta poroniona koncepcja schładzania koniunktury doprowadziła do tego, że małe i średnie przedsiębiorstwa prywatne zostały doprowadzone do granic bankructwa, przed którym chcemy teraz je uchronić, umożliwiając za opłatę restrukturyzacyjną zmianę ich zobowiązań publicznoprawnych. I te firmy, zamiast znikać z rynku, będą wzmacniały na nim swoją pozycję. Będą wobec tego więcej wytwarzać. Czy będą mogły więcej sprzedawać? To jest dobre pytanie. Jak mają więcej sprzedawać, skoro w latach poprzednich tak bezsensownie, przesadnie tłumiono popyt. Za granicę? Za granicę pod jednym warunkiem - że jest na to popyt, a popyt jest, jeśli za granicą jest rozkwit gospodarczy, dynamiczny wzrost popytu, kiedy nasza produkcja jest dostatecznie konkurencyjna, jeśli parametry ekonomiczne są tak ustawione, że wskutek polityki kursowej i polityki stóp procentowych oraz działania innych czynników kursy walutowe sprzyjają ekspansji eksportowej. </text:span></text:p>
      <text:p text:style-name="P1"><text:span text:style-name="T1">    Mamy nadzieję, że tak w coraz większym stopniu będzie w roku przyszłym. Dlatego też przyjmujemy, że eksport zwiększy się w przyszłym roku realnie o 8,5%, a więc znacznie, 2,5-krotnie szybciej niż produkt krajowy brutto. I to jest elementem naszej strategii, mianowicie ekspansja gospodarcza, ciągniona także przez eksport, jednakże zasadniczo o sukcesie tej koncepcji zdecyduje przyrost popytu realnego, wewnętrznego. W przypadku inwestycji oczekujemy wzrostu, jak wspomniałem, realnie o 5,6%. Natomiast jeśli chodzi o konsumpcję indywidualną, finansowaną z dochodów osobistych ludności, z płac, ze świadczeń, z rent, z emerytur, z dochodów ludności rolniczej, z zysków i zarobków przedsiębiorców małych, większych, średnich i wielkich, ta konsumpcja ma zwiększyć się o 3,2%. I to jest skala postępu, którą </text:span><text:soft-page-break/><text:span text:style-name="T1">proponujemy polskim rodzinom, polskim konsumentom, a którą w zasadzie oni sami sobie proponują, swoją zapobiegliwością, pracowitością, wysiłkiem, a my staramy się stworzyć ku temu tylko właściwe ramy instytucjonalne reformami strukturalnymi, polityką makroekonomiczną, której kluczowym elementem jest przedstawiany Wysokiej Izbie projekt budżetu.</text:span></text:p>
      <text:p text:style-name="P1"><text:span text:style-name="T1">    Jeśli chodzi o produkt krajowy brutto w roku przyszłym, to, zważywszy na punkt wyjścia, zakładane tempo wzrostu realnego oraz prognozowaną inflację, wyniesie on ok. 784 mld zł. Zbliżamy się wobec tego do kwoty 800 mld zł. Oznacza to realnie wzrost o 3,5%. To jest bardzo ważne, dlatego że chcemy, aby przy przyspieszaniu tempa wzrostu gospodarczego realizować jeden z najważniejszych priorytetów. Nie sądzę, żeby tylko naszego rządu. Mam nadzieję, że także nasz rząd będzie mógł liczyć na twórcze wsparcie ze strony partii opozycyjnych, gdyż tym priorytetem jest walka z największą plagą polskiej gospodarki, a mianowicie z bezrobociem. Bezrobocie kiedyś już w Polsce wynosiło prawie 17%, latem 1994 r. Wówczas wspólnym wysiłkiem Polaków sprowadziliśmy je w dół o ponad 1 mln, spadło do około 10%. Niestety, znowu z tej samej przyczyny, wskutek schładzania gospodarki, ponownie wzrosło do bardzo wysokiego poziomu, przekraczającego chwilami 18%.</text:span></text:p>
      <text:p text:style-name="P1"><text:span text:style-name="T1">    Ale i tutaj są pewne dobre wiadomości. I tu jest postęp. Priorytet naszego rządu: praca, pierwsza praca, przede wszystkim praca, praca dla jak największej części Polaków. Jednocześnie nie odwracamy się wszakże od tworzenia gospodarki rynkowej, ale pamiętamy o tym, że ma ona mieć w sobie silny społeczny komponent. Ta gospodarka tak funkcjonuje, że o ile w ciągu dziewięciu pierwszych miesięcy roku 2001, kiedy kto inny prowadził politykę gospodarczą, w Polsce przybyło 218 tys. bezrobotnych, a z tym nędza, bieda, wykluczenie, wiele ludzkich dramatów, których skutki są odczuwane przez wielu z nas jeszcze do tej pory, to w ciągu dziewięciu miesięcy roku 2002, kiedy kto inny już prowadzi politykę gospodarczą, ubyło bezrobotnych, choć tylko 1 tys., ale jednak.</text:span></text:p>
      <text:p text:style-name="P1"><text:span text:style-name="T1">    Panie Marszałku! Panie Premierze! Wysoka Izbo! Obecnie mamy troszkę, ale jednak, mniej bezrobotnych, niż mieliśmy w poprzednią noc sylwestrową. I to jest znakomite osiągnięcie dotychczasowej polityki. Natomiast w roku przyszłym chcemy dokonać tu przełomu. Chcemy, aby w roku przyszłym zdecydowanie szybciej przybywało nowych miejsc pracy, niż będzie ubywało starych miejsc pracy. Nasza koncepcja walki z bezrobociem nie polega na ochronie za pieniądze podatników nieefektywnych podmiotów gospodarczych, te muszą się restrukturyzować bądź schodzić z rynku, i temu między innymi ma służyć także szybkie wdrożenie (o to proszę, zależy to bowiem od uchwalenia ustawy przez Wysoką Izbę) nowego Prawa upadłościowego i naprawczego. To jest bardzo ważna ustawa systemowa, która uzupełnia ustawy restrukturyzacyjne, ale o ile tamte są incydentalne, ta jest systemowa i ma działać długofalowo.</text:span></text:p>
      <text:p text:style-name="P1"><text:span text:style-name="T1">    Dochody w roku przyszłym mają wynieść 154 762 mln zł, a więc o około o ponad 9-9,5 mld zł więcej niż w roku bieżącym. Czy jest to duży wzrost dochodów? Przypuszczam, że w Wysokiej Izbie wielu posłów, wielu parlamentarzystów będzie twierdziło, że dobrze by było, żeby był jeszcze większy. Jednak w trwającej już publicznej dyskusji często słyszymy, że to jest za dużo - albo dlatego, że są to zamiary nierealistycznie nakreślone, albo dlatego najprawdopodobniej, że te dochody biorą się z tego, że ktoś musi tę daninę łożyć na rzecz naszego wspólnego dobra, a może tego nie lubić. Mogliby chcieć zatrzymać te pieniądze w swoich kieszeniach, w swoich sejfach i finansować swoje potrzeby, choć oczywiście publicznie nikt tego nie powie. Powie się tylko, że to jest lepszy sposób wykorzystania środków. Czasami tak, ale niekoniecznie. Z tego też punktu widzenia </text:span><text:soft-page-break/><text:span text:style-name="T1">uważamy ten poziom dochodów za napięty, realistyczny, bardzo ambitny i w obecnej sytuacji ekonomicznej i finansowej, a także społeczno-politycznej, uzasadniony.</text:span></text:p>
      <text:p text:style-name="P1"><text:span text:style-name="T1">    Skąd ma się wziąć taki przyrost (jest to przyrost znaczący)? Ano między innymi z poważnego potraktowania postulatu już zgłaszanego przez wiele lat, że trzeba zrobić coś więcej i lepiej, jeśli chodzi o absorpcję szarej strefy. A więc robimy więcej i lepiej, i między innymi temu służą ustawy restrukturyzacyjne. Między innymi temu służy ustawa popularnie nazywana abolicyjną, którą Wysoka Izba niedawno przyjęła. I nie chodzi tu tylko o jednorazowe dochody z tytułu opłat restrukturyzacyjnych, których wysokość preliminujemy w przyszłorocznym budżecie na około 1300 mln zł, czy też o dochody z podatku abolicyjnego, które preliminowaliśmy na 600 mln zł, w sytuacji kiedy rządowe przedłożenie sugerowało stawkę tego podatku 7,5%. Jej podwyższenie do 12% być może - inni twierdzą, że z pewnością - ograniczy liczbę zgłaszających się podmiotów, podatników. Natomiast, zważywszy na to, że stawka jest wyższa, przyjmujemy, że nadal jest realne uzyskanie takiego przyrostu - około 600 mln zł. Chodzi tu przede wszystkim o to, żeby, w pierwszym przypadku, stworzyć warunki do funkcjonowania, do rozwoju, poprzez odbudowę płynności finansowej przedsiębiorców, a w drugim przypadku, aby wraz z towarzyszącym abolicji instrumentem, deklaracją majątkową, wyciągnąć na powierzchnię i utrzymać nad tą kreską legalności, oficjalności jak największą część aktywności gospodarczej, a więc znacząco zwęzić szarą strefę. Jest to więc sposób na poszerzenie bazy podatkowej na stałe, na przyszłość. Tak to jest zorientowane w naszej koncepcji.</text:span></text:p>
      <text:p text:style-name="P1"><text:span text:style-name="T1">    Na ile się ten zabieg uda, to zależy od tego, jak sprawnie tę operację przeprowadzimy. Informuję Wysoką Izbę, że służby skarbowe Ministerstwa Finansów są do tego przygotowane legislacyjnie, logistycznie, kadrowo i czynią swoje powinności tam, gdzie prawo już obowiązuje, i są gotowe podjąć odpowiednie działania, gdy uchwalone przez parlament ustawy tylko wejdą w życie.</text:span></text:p>
      <text:p text:style-name="P1"><text:span text:style-name="T1">    Wskutek tego, co już zrobiliśmy, konsolidując aparat skarbowy, zmieniając regulacje prawne, podnosząc kwalifikacje i morale pracowników aparatu skarbowego, służb skarbowych, dokapitalizowując te instytucje, także doposażając urządzeniami informatyki, lepiej tym zarządzając, sądzimy, że budżet dodatkowo pozyska około 1450 mln zł. A więc jest to także zwiększenie dyscypliny ściągalności podatków, czego tak się nieustannie domagają ci podatnicy, którzy regularnie swoje zobowiązania, daniny na rzecz całego państwa, całego społeczeństwa realizują.</text:span></text:p>
      <text:p text:style-name="P1"><text:span text:style-name="T1">    O 1 mld zł są także większe przewidywane wpłaty z zysku Narodowego Banku Polskiego, które przynależą naszej wspólnej narodowej kasie. Ta zapisana w projekcie ustawy budżetowej kwota jest oczywiście uzgodniona z niezależnym bankiem centralnym. Tyle wobec tego wynoszą dochody.</text:span></text:p>
      <text:p text:style-name="P1"><text:span text:style-name="T1">    Jeśli natomiast chodzi o stronę drugą, o wydatki, zwiększają się one na zdecydowanie mniejszą skalę. Pragnę to podkreślić, gdyż niektórzy dyżurni krytycy wszystkiego, co czyni nasz rząd, nie chcą tego faktu zaobserwować. Otóż o ile produkt realny zwiększa się w przyszłym roku o 3,5%, to wydatki realne rosną tylko o 2,2%. Już słyszę krytyczne głosy w Izbie i w komisjach, dlaczego tak mało i że wydatki powinny być dużo większe, bo przecież jest tyle niekwestionowanych potrzeb odnośnie do rozwoju infrastruktury, polityki społecznej, wspierania przedsiębiorczości.</text:span></text:p>
      <text:p text:style-name="P1"><text:span text:style-name="T1">    Panie i panowie posłowie, wiecie lepiej i za chwilę będziecie o tym z pewnością mówić. Jednak mówiąc o tym, trzeba by od razu mówić w takim razie, jakiego typu inne wydatki, które są zaproponowane w tym budżecie, ograniczyć. Albo też: W jaki sposób jeszcze zwiększyć te dochody, które podobno już są za wysokie?</text:span></text:p>
      <text:p text:style-name="P1"><text:soft-page-break/><text:span text:style-name="T1">    Wobec tego: Czy mamy podnosić podatki? Pojawiają się i takie głosy. My nie chcemy podnosić podatków, bynajmniej, wręcz odwrotnie. Rząd premiera Millera, wspierając przedsiębiorczość, proponuje obniżenie podatku od osób prawnych, od przedsiębiorców o kolejny punkt procentowy. Warto pamiętać - bo pamięć ludzka jest krótka, a polityczna jeszcze krótsza - że cały proces obniżania podatków został zaproponowany w ramach programu nazywanego ˝Pakiet 2000˝, części ˝Strategii dla Polski˝ i za rządu Sojuszu Lewicy Demokratycznej i Polskiego Stronnictwa Ludowego tamta większość parlamentarna tu, w tejże Wysokiej Izbie, podjęła decyzję o zmniejszaniu podatku, wtedy z 40% do 32%, bo niedawno było jeszcze 40%. A więc o 8 punktów zmniejszono podatki decyzjami formacji politycznej, która dzisiaj wolą narodu stanowi większość w Wysokiej Izbie.</text:span></text:p>
      <text:p text:style-name="P1"><text:span text:style-name="T1">    Dobrze, że następna formacja kontynuowała tę politykę, choć szkoda, że zmniejszyła podatki tylko o 4%, a zarazem zapisała nierealistyczne życzenia, pozostawiając te dylematy Wysokiej Izbie, żeby oto obniżać dalej, idąc zupełnie na dno, bo przy okazji zarżnięto koniunkturę gospodarczą, sprowadzając wzrost do zera. Otóż podatki należy obniżać wtedy, kiedy nie wymaga to cięcia nakładów na zaspokajanie potrzeb społecznych i oszczędzania na wydatkach na infrastrukturę. (Oklaski) Dlatego też tak czyniliśmy, realizując ˝Strategię dla Polski˝, i tak czynić będziemy teraz. Już w roku 2003 widzimy szanse, pewien margines, pewną swobodę w tym zakresie i dlatego propozycja obniżenia podatku dla przedsiębiorców o 1 punkt procentowy. A co to oznacza? To oznacza, że w ich kieszeniach pozostaje około pół miliarda złotych, które, mamy nadzieję, w rzeczywistości zechcą zainwestować po to, żeby tworzyć nowe dodatkowe miejsca pracy. Chociaż trzeba się też zastanowić, jak to się dzieje, że w latach ostatnich my obniżaliśmy podatki, a tempo wzrostu spadało i bezrobocie rosło. Oczywiście demagogią byłoby, gdyby ktoś stwierdził, że im niższe podatki, tym większe bezrobocie albo tym niższe tempo wzrostu gospodarczego. Ale w sposób ewidentny widzimy na faktach, jest to pokazane w liczbach, że w Polsce w całokształcie systemu gospodarczego i polityce gospodarczej brakuje pewnych elementów, które powodowałyby to, że produkcja rośnie. I dzisiaj przedsiębiorcom nie doskwierają wysokie podatki, bo są one coraz niższe i, jak powiadam, będą jeszcze niższe, doskwiera im wysoka cena pieniądza i wysokie stopy procentowe. Dzisiaj przedsiębiorcom nie doskwiera brak materiałów do produkcji czy wykwalifikowanych ludzi, dzisiaj doskwiera im brak środków finansowych ze względu na to, że pozyskanie pieniądza na rynku kapitałowym i kredytów jest takie drogie, aby tę produkcję rozkręcić. Wobec tego proponujemy, jeśli Wysoka Izba zechce zaakceptować, obniżenie podatku o 1 punkt procentowy, pomimo że inni z pewnością woleliby, aby po stronie dochodów pozostała ta kwota pół miliarda, bo na pewno łatwo byłoby ją przeznaczyć na jakieś inne cele, aby ten podatek obniżyć. Ale robimy więcej i trzeba to widzieć także w kontekście już przecież podjętych decyzji, również parlamentarnych, o wspomożeniu ekspansji przedsiębiorców, chodzi mianowicie o przyspieszoną amortyzację, inwestując można odpisać w tzw. koszty podatkowe, w koszty uzyskania przychodu 30% realizowanej inwestycji, co znakomicie poprawia sytuację finansową przedsiębiorców. Że nas to kosztuje po stronie dochodów do budżetu państwa - tak, to jest zasada: coś za coś, rezygnujemy z pewnego dochodu w krótkim okresie, ale myślimy długofalowo, a długofalowo to znaczy, że chcemy tworzyć przesłanki rozwoju, żeby móc obniżać podatki wskutek tego, iż baza podatkowa będzie się poszerzała i koniunktura gospodarcza będzie się nakręcała, a nie na zasadzie obniżania dla obniżania, jako że nie jesteśmy niewolnikami doktryn ekonomicznych. Jeśli jesteśmy niewolnikiem czegokolwiek, to zdrowego ekonomicznego rozsądku. (Oklaski) Wydatki wobec tego </text:span><text:soft-page-break/><text:span text:style-name="T1">rosną realnie o 2,2%, ale ich udział - i to jest reguła, która przyświeca polityce budżetowej w tym roku i będzie przyświecała w latach następnych, oby tak było dalej, to jest reguła i zasada, która nas obowiązuje - rosną wolniej niż rośnie realnie produkt krajowy brutto. Wobec tego teza prawdziwa brzmi tak: wskutek polityki naszego rządu, jeśli Wysoka Izba zaakceptuje ten budżet, zmniejsza się w polskiej gospodarce skala redystrybucji poprzez system fiskalny i budżetowy. Taka jest prawda, którą dzisiaj chcę tutaj się z państwem podzielić, gdyż udział wydatków, ich stosunek do produktu krajowego brutto zmniejsza się z 24,9% do 24,7%. I to jest prawda, którą wszyscy musimy usłyszeć, gdyż to dotyczy naszych pieniędzy, naszych spraw, natomiast konfliktogenność interesów polega na tym, że są tacy, którzy nie chcieliby płacić podatku, mówiąc, że oczywiście to zwiększy ilość miejsc pracy, a jakoś w poprzednich latach nie zwiększało. A częstokroć zwiększa to po prostu tylko luksusową konsumpcję pewnych wąskich grup społecznych bądź służy inwestowaniu i wywożeniu tego kapitału za granicę, więc z pewnością nie jest preferencją naszej polityki budżetowej. Natomiast inwestowanie w poszerzanie i podnoszenie konkurencyjności poziomu technologicznego mocy wytwórczych polskich przedsiębiorców leży w naszym interesie i jest wysokim priorytetem polityki rządu pana premiera Millera i dlatego trzeba te dwa rozwiązania, te dwa instrumenty - przyspieszoną amortyzację i obniżony podatek - widzieć razem.</text:span></text:p>
      <text:p text:style-name="P1"><text:span text:style-name="T1">    Preferencje. Jest to słowo używane nie wiem czy za rzadko, czy za często, wolałbym, żeby było używane częściej pod warunkiem, że odpowiemy sobie na pytanie: A co to są preferencje, o co w ogóle chodzi? Czy chodzi o preferencje pana premiera Leszka Millera, moje, naszego reformatorskiego rządu? Nie, nasze zadanie polega na tym, aby przy pomocy państwa, wybrańców narodu zrozumieć, wychwycić, jakie są preferencje polskiego społeczeństwa. Czy polskie społeczeństwo uważa, że trzeba przeznaczać więcej pieniędzy w tej fazie, w tej sytuacji na podwyżki dla nauczycieli, czy na przykład na ochronę hutnictwa? Czy na budowę dróg, czy na przezbrajanie polskiej armii? Czy na finansowanie narodowej kultury, czy też może na, tak leżącą, niesłusznie, na sercu panu premierowi Kalinowskiemu i naszym kolegom z PSL, a przede wszystkim naszym rolnikom, interwencję na rynku rolnym? (Oklaski)</text:span></text:p>
      <text:p text:style-name="P1"><text:span text:style-name="T1">    Otóż wsłuchujemy się w to, co mówią ludzie, co mówią rodziny polskie, konsumenci, polscy przedsiębiorcy, co mówi wieś i miasto, co mówią różne pokolenia i staramy się jak najlepiej wychwycić, jakie są rzeczywiste preferencje społeczne i odzwierciedlić je w naszych propozycjach. Wobec tego nie jest tak, że jako rząd mamy preferencje, lecz proponujemy parlamentowi, Wysokiej Izbie, aby przyjrzał się, czy trafnie wychwytujemy preferencje społeczne. Nam się wydaje, że tak. Jeśli nie, to pomóżcie nam i wychwyćmy te preferencje społeczne, aby w jak największym stopniu polskie społeczeństwo było zadowolone ze swojego budżetu, bo ta stabilizacja i rozwój mają służyć polskiemu społeczeństwu. Wobec tego co uważamy w tej chwili za najważniejsze, co jest zdecydowanie na szczycie pragnień i oczekiwań polskiego społeczeństwa, jego największych grup społecznych, bo przecież i tutaj są bardzo skomplikowane, czasami wręcz konfliktogenne rozbieżności co do tych preferencji wynikających z różnych interesów ekonomicznych, co jest oczywiste - z pewnością walka z bezrobociem poprzez przyspieszanie wzrostu gospodarczego. I dlatego to jest najważniejszy priorytet i on znajduje odzwierciedlenie także w budżecie, ale przede wszystkim w całkokształcie naszej polityki gospodarczej, o czym już wspomniałem. Teraz dodam tylko tyle, że rosną nakłady w projektowanym budżecie państwa m.in. na Fundusz Pracy, aby niezależnie od podstawowego instrumentu walki z bezrobociem, jakim jest rozkręcanie koniunktury w sposób trwały, </text:span><text:soft-page-break/><text:span text:style-name="T1">bez pobudzania inflacji, i wspomaganie tego procesu przez budżet i politykę gospodarczo-finansową rządu, są aktywne formy przeciwdziałania bezrobociu oraz osłona społeczna tych, którzy tej pracy przez jakiś czas przecież jeszcze nie będą mogli znaleźć, a to bezrobocie, niestety, będzie utrzymywało się na wysokim poziomie. Bardzo łatwo było zniszczyć te osiągnięcia, które były naszym wspólnym dziełem w wyniku realizacji ˝Strategii dla Polski˝, kiedy bezrobocie już spadało poniżej 10% i obecnie mogło oscylować wokół 8%, a nie 18%. Natomiast doprowadzenie naszej gospodarki do stanu, kiedy bezrobocie będzie mogło znowu oscylować wokół 8%, a nie będziemy cieszyć się z tego, że spada poniżej 18, 17, 16%, zajmie nam parę lat. I znowu trzeba widzieć ciągłość tych procesów i w tym kontekście budżet na rok 2003.</text:span></text:p>
      <text:p text:style-name="P1"><text:span text:style-name="T1">    Drugi priorytet, tak to widzimy, słuchając tego, co mówi społeczeństwo, konsultując to z partnerami społecznymi, spotykając się z wieloma grupami ludźmi w całej naszej pięknej Polsce, to są inwestycje w kapitał ludzki - i to jest w ogóle najlepszy i, powiedziałbym, może nawet najprzyjemniejszy sposób wydawania pieniędzy z budżetu. Dlatego że to jest zarazem i konsumpcja, i inwestycja, to jest zarazem coś, co zaspokaja bardzo ważkie potrzeby społeczne, ale stwarza przesłanki rozwoju na przyszłość, a tym samym oznacza, że będzie z czego zaspokajać te potrzeby również w przyszłości. I dlatego w tym budżecie znajdziecie państwo propozycje preferencji: wzrost o 5,8 wydatków na oświatę i wychowanie, wzrost o 10,4 wydatków na kulturę narodową i sport. Uważamy, że inwestowanie tych publicznych, naszych wspólnych pieniędzy właśnie w system narodowej edukacji poprzez polepszenie warunków funkcjonowania szkół, warunków płacowych dla naszych nauczycieli, zaopatrzenia w materiały dydaktyczne naszych uczniów i wiele innych form zajęć, także pozalekcyjnych, to jest dobra inwestycja w przyszłość, ale zarazem to zaspokaja także potrzeby konsumpcyjne jakże wielkiej grupy ludzi. Wszyscy jesteśmy zainteresowani tym, co się dzieje w szkołach, może nie każdy jako nauczyciel, ale przecież chodzi o to, że za nasze wspólne pieniądze kształcą się tam i wychowują nasze polskie dzieci.</text:span></text:p>
      <text:p text:style-name="P1"><text:span text:style-name="T1">    Jeśli chodzi o kulturę i sport, chcemy również zaproponować Wysokiej Izbie, i prosimy o akceptację tego, aby, choć dopiero w IV kwartale przyszłego roku, istotnie podnieść płace pracownikom narodowych instytucji kultury. Raz jeszcze wobec tego powtórzę, że dwa są filary dobrobytu narodów: gospodarka i kultura. Troszcząc się o gospodarkę, nie możemy zapominać o kulturze. Sądzę, że nawet w czasach, które niektórzy mogą określać jako ciężkie, trudne, a czasami słyszę, że wręcz kryzysowe, byłoby bardzo nieroztropne, gdybyśmy skąpili grosza na wspieranie kultury w ogóle, a naszych narodowych instytucji kultury w szczególności, zwłaszcza że w skali całego budżetu państwa są to środki relatywnie małe. Jeśli Wysoka Izba znajdzie sposób, żeby zwiększyć jeszcze te alokacje, to sądzę, że byłoby to przyjęte przez nie tylko te środowiska, ale przez nas wszystkich, z zadowoleniem.</text:span></text:p>
      <text:p text:style-name="P1"><text:span text:style-name="T1">    Są także inne preferencje, kolejne - bezpieczeństwo. Polacy chcą się czuć bezpieczni. Wymaga to rozwiązywania spraw wielkich, strategicznych, jak nasze narodowe bezpieczeństwo. Sytuacja jest, wydaje się, bezpieczna, ale jednak świat się zmienia. Okazuje się, że nasze pewne wyobrażenia nie obowiązują, że trzeba zmienić podejście do pewnych spraw związanych z bezpieczeństwem narodowym. Ale mamy pewne rozwiązania instytucjonalne, ustawowe. Chcemy zagwarantować odpowiedni poziom nakładów na naszą obronę narodową, będąc cały czas lojalnym sojusznikiem w ramach Paktu Północnoatlantyckiego NATO, modernizując nasze siły zbrojne. Przy okazji jako ekonomista nie mogę oczywiście nie dodać, że ma to także pewien wpływ na ożywianie koniunktury, gdyż zgłasza się przy okazji popyt </text:span><text:soft-page-break/><text:span text:style-name="T1">finansowany z budżetu państwa na produkcję, wytwórczość części naszego przemysłu, w jego fragmencie, wytwórczość przemysłu obronnego.</text:span></text:p>
      <text:p text:style-name="P1"><text:span text:style-name="T1">    Słyszymy też głosy ludzi, żeby zdecydowanie aktywniej działać, jeśli chodzi o nasze bezpieczeństwo na ulicach, w domach, w parkach, w miastach i wsiach, żeby było bezpieczniej żyć, pracować i chodzić. Z tego też punktu widzenia proponujemy zwiększyć nakłady w ramach tych możliwości, które tutaj stwarzamy, przyspieszając tempo wzrostu gospodarczego, na bezpieczeństwo wewnętrzne, na walkę z przetępczością, to jest bardzo ważki priorytet, na przeciwdziałanie korupcji, która ma coraz mniejszą skalę w wyniku wielu reform instytucjonalnych wprowadzanych w ostatnim czasie, ale z pewnością jest wciąż za duża, bo jakakolwiek byłaby korupcja, zawsze jest za duża. Z tego też punktu widzenia nie tylko metodami doskonalenia prawa, ale także egzekucji tego prawa, przede wszystkim prewencji, ale także penalizacji, chcemy walczyć z korupcją, z przestępczością. Nie mamy żadnych wątpliwości, że te wszystkie działania będą wsparte nie tylko przez większość koalicyjną, ale także przez naszych opozycjonistów, którzy z pewnością chcą, żeby budżet stabilizacji i rozwoju był jeszcze lepszy niż to, co proponuję.</text:span></text:p>
      <text:p text:style-name="P1"><text:span text:style-name="T1">    Wreszcie jest priorytet związany z modernizacją i restrukturyzacją wsi i rolnictwa. Tam się zarabia pieniądze, ale tak się składa, że proporcje gospodarcze, struktury nie zawsze temu sprzyjają. Wobec tego trzeba wspierać z budżetu państwa nasze rolnictwo i naszą wieś, patrząc jednak na to, żeby służyło to jej modernizacji i restrukturyzacji, wielofunkcyjnemu rozwojowi wsi, żeby stwarzało dobre przesłanki do takiej modernizacji, która zapewni jak największą dozę konkurencyjności polskich gospodarstw rolnych wtedy, kiedy rolnictwo to będzie w dalszym ciągu polskie, ale będzie także częścią rolnictwa europejskiego. Wobec tego proponujemy alokację odpowiednich środków wspierających nasze rolnictwo także w roku 2003, licząc na to, że środki te będą wykorzystywane tak, że efektywność tego rolnictwa będzie coraz wyższa, a luka pomiędzy poziomem konkurencyjności naszego rolnictwa i rolnictwa Unii Europejskiej coraz mniejsza.</text:span></text:p>
      <text:p text:style-name="P1"><text:span text:style-name="T1">    Skoro mowa o Unii Europejskiej, jest preferencja, którą wymieniam na końcu, choć z pewnością nie jest ona najmniej ważna, ona idzie niejako w poprzek wszystkiego - to jest preferencja w związku z tym, że Polska przygotowuje się do członkostwa w Unii Europejskiej, na którym to członkostwie zdecydowanie więcej zyskamy i skorzystamy, niż będzie nas to kosztowało. Większość kosztów zresztą już ponieśliśmy, a większość korzyści wciąż przed nami. Integracja z Unią Europejską jest wydarzeniem historycznym. Wszyscy, którzy dobrze życzą polskiej gospodarce i polskiemu społeczeństwu, gdy spojrzą trochę dalej w przyszłość, trochę dalej niż tylko na jeden rok albo tylko na swoje podwórko, zobaczą, że ta przyszłość wygląda dużo ciekawiej i że będzie dużo lepsza, jeśli będziemy szybko rozwijającą się gospodarką w rodzinie europejskiej. Wymaga to jednak pewnych wydatków, czasami trudnych dostosowań strukturalnych i zmian instytucjonalnych; czasami to kosztuje. Wobec tego proponujemy stosowne kwoty w projekcie budżetu państwa, widząc to także jako priorytet, gdyż zdecydowana większość zdroworozsądkowo myślących rodaków jest za tym, żebyśmy się zintegrowali z Unią na jak najkorzystniejszych warunkach, wyraża tę preferencję i tak to rozumiemy.</text:span></text:p>
      <text:p text:style-name="P1"><text:span text:style-name="T1">    Jeśli jednak takie są wydatki i takie są dochody, znowu pozostaje różnica. W tym roku wynosi ona około 40 mld zł. W roku przyszłym, mimo że poziom cen będzie nieco, bo tylko o 2,3%, wyższy, deficyt wyniesie, jeśli uda nam się wszystko zrealizować, 38,7 mld zł. Ku zaskoczeniu wielu deficyt ten jest niższy niż się spodziewano. To jest dobra wiadomość, którą chcę się podzielić z panem marszałkiem i Wysoką Izbą. Deficyt wynosi 38,7 mld zł i jest to tylko 4,9%, jeśli </text:span><text:soft-page-break/><text:span text:style-name="T1">porównać to z poziomem 5,4%, albo jest to aż 4,9%, bo to oznacza, upraszczając, że musimy pożyczyć na każdego Polaka tysiąc złotych. Jest nas w kraju 38,7 mln, a deficyt wynosi 38,7 mld - równiuteńko po tysiąc złotych na osobę, jeśli taka będzie wola parlamentu co do deficytu i całego budżetu, rząd, minister finansów będzie musiał pożyczyć.</text:span></text:p>
      <text:p text:style-name="P1"><text:span text:style-name="T1">    Deficyt ten finansowany jest w sposób bezinflacyjny, nie przyśpiesza inflacji, natomiast w sposób oczywisty powoduje to pewne trudności i podwyższa koszty pieniądza i funkcjonowania wielu przedsiębiorców na rynku kapitałowym. Dlatego przyjmuję, że i oni odbiorą z radością i zadowoleniem fakt obniżania deficytu budżetowego i w ślad za tym, miejmy nadzieję, szybsze obniżanie stóp procentowych. Natomiast bezsprzecznie strategię obniżania deficytu budżetowego w latach przyszłych trzeba będzie kontynuować.</text:span></text:p>
      <text:p text:style-name="P1"><text:span text:style-name="T1">    Pada pytanie: Kto za to zapłaci? Takie pytanie w parlamencie nie powinno padać. W parlamencie, rozumiem, wszyscy wiedzą, że zapłaci za to podatnik - jest to bowiem dług publiczny, jest to dług polskiego państwa i społeczeństwa. Ten dług rośnie i w tym roku, zgodnie z metodologią, którą stosujemy, w ramach obowiązujących nas ustaw i konstytucji, zbliża się do wskaźnika 50% produktu krajowego brutto. Czy przekroczy, czy nie tak naprawdę i do końca będziemy wiedzieć dopiero w maju roku przyszłego, jak będziemy mieli zweryfikowane i ostatecznie potwierdzone przez Główny Urząd Statystyczny wyliczenia co do tego, jaki będzie faktycznie produkt krajowy brutto w cenach nominalnych, wyrażony w roku 2002. Wiele zależy od tego, jakie będą kursy walutowe ostatniego dnia tego roku, czy uda nam się zrealizować, w jakim stopniu, zakładane wpływy z prywatyzacji. Wszelkie działania zmierzające - tego ktoś może w parlamencie nie rozumieć, choć też powinien - do hamowania procesu prywatyzacji automatycznie powodują zwiększanie długu publicznego, bo jeśli nie będzie przychodów z prywatyzacji, to wtedy rząd, minister finansów musi tę samą utraconą kwotę pożyczyć i to się dolicza do długu publicznego. Wobec tego musimy wiedzieć, jakie będą ostatecznie dochody z prywatyzacji, co też będziemy wiedzieli, jak czas dobiegnie, a procesy się sfinalizują i będą skonkludowane.</text:span></text:p>
      <text:p text:style-name="P1"><text:span text:style-name="T1">    Dług publiczny zatem rośnie i zbliża się do 50% - tak jak my go liczymy. Chcę jednak wyraźnie podkreślić, aby było to usłyszane nie tylko w tej Izbie, ale w Europie i na świecie, że polski dług publiczny jest dużo mniejszy niż 50% według metodologii znanej jako ESA 95 i European System of Accounts, albo idąc jeszcze dalej - według zasad obowiązujących zgodnie z kryteriami z Maastricht. Gdyby wyliczyć ten dług publiczny tą samą metodą, jaką liczony jest on w krajach Unii Europejskiej, a ta metoda będzie nas wkrótce obowiązywała, to ten długi wynosi w bieżącym roku nie blisko 50%, tylko około 44,7%.</text:span></text:p>
      <text:p text:style-name="P1"><text:span text:style-name="T1">    Prognoza długu publicznego, która jest załączona do uzasadnienia ustawy budżetowej na rok 2003 dla lat 2004-2005, zawiera odpowiednie wyliczenia. Panie i panowie posłowie możecie sprawdzić, że nawet w wariancie pesymistycznym, przy niekorzystnym zbiegu pewnych okoliczności, w roku 2005 na pewno będziemy mieli sporo poniżej 50%, według tamtej metody. Ale decyzjami naszego parlamentu doliczamy do długu publicznego pewne kwoty wynikające z udzielonych gwarancji i poręczeń. Jest jeszcze kilka różnic metodologicznych. W załączonych do uzasadnienia projektu ustawy budżetowej dokumentach panie i panowie posłowie możecie znaleźć te wyjaśnienia. Odpowiadają one na pytanie, skąd się biorą te różnice. </text:span></text:p>
      <text:p text:style-name="P1"><text:span text:style-name="T1">    Natomiast jeśli w przyszłym roku zostanie przekroczony pułap 50% długu publicznego - jeśli nie w tym, to z pewnością w przyszłym roku zostanie on </text:span><text:soft-page-break/><text:span text:style-name="T1">przekroczony, dlatego że dalej występuje deficyt, a przede wszystkim dlatego że są wysokie stopy procentowe, gdyby one były dużo niższe, nie byłoby ryzyka przekroczenia długu publicznego w tym roku w ogóle - wówczas, tak działa prawo, działają ustawy, w roku kolejnym relacja deficytu budżetowego do dochodów budżetu państwa nie może być wyższa niż ta sama relacja w roku, w którym nastąpiło to przekroczenie. Znowu widzicie państwo, że myślimy tutaj długookresowo i budżet jest tak skonstruowany, żeby być po bezpiecznej stronie tego procesu, gdyż występują tu pewne zagrożenia, i miarkować i z tego względu wydatki w roku tym i w latach następnych. W związku z tym długiem szybciej przyjdzie pora, kiedy będziemy dyskutować, patrząc nieco dalej jeszcze w przyszłość, o tzw. kryteriach dostosowawczych albo kryteriach konwergencji pod kątem nie tylko wejścia Polski do Unii Europejskiej, ale również funkcjonowania w ramach wspólnego systemu walutowego i wprowadzenia euro w Polsce. </text:span></text:p>
      <text:p text:style-name="P1"><text:span text:style-name="T1">    W ostatnich dniach opublikowany został wspólny komunikat ze wspólnych prac prowadzonych w dobrej atmosferze, konkretnych i fachowych grupy rządowej i Narodowego Banku Polskiego odnośnie do strategii dostosowywania i konwergencji. Zakładamy, że może to być już realne pod pewnymi warunkami w roku 2006. Dzisiaj nie musimy odpowiadać tym kryteriom, ale co ciekawe sytuacja wcale nie wygląda tak źle, jak niektórzy nie wiedzieć dlaczego - czy dlatego że są niekompetentni i się mylą, czy dlatego że choć są kompetentni, chcą mówić nieprawdę - sugerują. Otóż jeśli chodzi o kryterium pierwsze, kryterium inflacji, to inflacja jest niższa w Polsce niż w większości krajów Unii Europejskiej. Odpowiadamy pod tym względem kryterium z Maastricht. Jeśli chodzi o dług publiczny, to jak już powiedziałem, kryterium z Maastricht mówi o 60%, a my mamy dług publiczny w tym roku w najgorszym przypadku wynoszący 44,7%. Jeśli chodzi o deficyt, to wynosić ma 38,7 mld zł, a więc 4,9% produktu krajowego brutto, którego wysokość planujemy na 784 mld 100 mln zł, a liczony metodą z Maastricht we Francji czy w Portugalii, jeśli ktoś chce porównywać nasz deficyt z deficytem we Francji czy w Portugalii, wynosi w tym roku 4,1%, w Polsce zaś w roku przyszłym wyniesie 3,9. Wiem, co mówię. A mówię Wysokiej Izbie, że jeśli zrealizujemy te ambitne zamiary, to będziemy mieli w roku przyszłym niższy deficyt budżetu państwa niż Portugalia, członek Unii Europejskiej, którą te zasady obowiązują już w roku bieżącym. Ale to oznacza - bo według tego kryterium ten deficyt nie powinien być wyższy niż 3% - że jeśli chcielibyśmy spełnić te kryteria w roku 2005, a uważam, że to jest słuszna linia strategiczna, to w ciągu następnych dwóch lat trzeba będzie zmniejszyć deficyt o około 1 punkt procentowy w stosunku tego, co planujemy na rok przyszły. Czy to będzie możliwe? Tak, pod warunkiem że linia stabilizacji i rozwoju rządu Leszka Millera będzie kontynuowana. Tak, lecz nie tylko pod warunkiem że wzrost wyniesie w roku przyszłym przynajmniej 3,5% realnie, ale i że w roku kolejnym przekroczymy 5%, a w latach następnych utrzymywać się będzie nadal przyspieszenie w tej dziedzinie, i to wysokie tempo wzrostu gospodarczego uda nam się zachować przez lat wiele, tak jak w latach 1994-1997, kiedy przez 4 lata kroczyliśmy do przodu bardzo dynamicznie, zwiększając dochód narodowy aż o 6,4% w przeliczeniu na jednego mieszkańca.</text:span></text:p>
      <text:p text:style-name="P1"><text:span text:style-name="T1">    Jeśli chodzi o kolejne kryterium, mianowicie stóp procentowych, to długoterminowe stopy procentowe nie mogą być wyższe o więcej niż 2 punkty procentowe w porównaniu z trzema krajami członkowskimi w okresie przeszłym, w których odnotowujemy najniższą inflację. Gdyby to już w tej chwili miało nas obowiązywać, to sytuacja wyglądałaby tak, że długoterminowa stopa procentowa 10-letnich obligacji w trzech państwach Unii Europejskiej o najniższej inflacji wynosi 6,76 punktu procentowego, natomiast tzw. stopa referencyjna, stopa oprocentowania </text:span><text:soft-page-break/><text:span text:style-name="T1">obligacji długoterminowych, w Polsce w sierpniu br. wynosiła 7,3, a więc ta różnica jest mniejsza niż 2 punkty procentowe.</text:span></text:p>
      <text:p text:style-name="P1"><text:span text:style-name="T1">    I wreszcie ostatnie kryterium dotyczące zachowania się kursu walutowego w ciągu 2 lat poprzedzających wejście do Eurolandu - wahania w określonym paśmie to plus-minus 15%. My tego kryterium bynajmniej nie musimy jeszcze spełniać. Nie jesteśmy w europejskim systemie monetarnym, nie obowiązuje nas to właśnie pasm wahań. Natomiast jak widzimy, w ostatnim okresie wahania kursu walutowego są stosunkowo niewielkie, choć pewne relacje się zmieniają, przede wszystkim wskutek istotnych zmian kursu krzyżowego pomiędzy dwiema podstawowymi walutami świata, mianowicie amerykańskim dolarem oraz euro.</text:span></text:p>
      <text:p text:style-name="P1"><text:span text:style-name="T1">    Czy są zagrożenia, panie marszałku, panie premierze, Wysoka Izbo, jeśli chodzi o realizację budżetu? Pełno, pełno. 365 dni zagrożeń. A jeszcze zanim nadejdzie te 365 dni, to nam jeszcze zostało kilkadziesiąt dni zagrożeń w tym roku. Ale mamy ich świadomość, wiemy bowiem, co od czego zależy, i prowadzimy odpowiedzialną politykę gospodarczą, a na pewno także finansową, która stanowi jej trzon i jest tak ważna. Zagrożenia polegają na tym, że trzeba jednak tak rozkołysać polską gospodarkę i tak poszerzyć bazę podatkową, aby te ambitne, ale realistyczne prognozy odnośnie do dochodów mogły być zrealizowane. I to nasz rząd zamierza czynić i liczy na światłe, życzliwe i krytyczne wsparcie Wysokiej Izby. Zagrożeniem oczywiście jest to, że nieustannie jesteśmy pod wielkim ciśnieniem, pod presją oczekiwań, życzeń, pragnień, niekiedy wręcz żądań, w różnych postaciach się przejawiających, co do tego, żeby zwiększyć wydatki. A z drugiej strony ktoś powiada, że te wydatki podobno są o miliard za duże, bo miały być inne. Bardzo bym prosił tych, którzy to będą mówić, żeby pokazali, który to miliard w tym budżecie skreślić. Czy skreślić ten miliard, o który w wyniku decyzji naszych partnerów społecznych podjętych w Komisji Trójstronnej dodatkowo zwiększamy wypłaty dla naszych emerytów i rencistów, dzięki czemu dostaną oni istotną podwyżkę rent i emerytur już w marcu roku przyszłego? A w przypadku rent i emerytur pracowniczych nie będzie to jakieś 4 zł, tylko będzie to przeciętnie 44 zł. No to zaproponujcie to i skreślcie. I powiedzcie emerytom, że chcecie skreślić należny im miliard złotych. A może ten miliard zabrać narodowej kulturze?</text:span></text:p>
      <text:p text:style-name="P1"><text:span text:style-name="T1">    (Poseł Marcin Libicki: Obciąć emerytury mundurowe.)</text:span></text:p>
      <text:p text:style-name="P1"><text:span text:style-name="T1">    Może narodowej kulturze się nie należy?</text:span></text:p>
      <text:p text:style-name="P1"><text:span text:style-name="T1">    (Poseł Marian Piłka: Obciąć wydatki na Kancelarię Prezydenta.)</text:span></text:p>
      <text:p text:style-name="P1"><text:span text:style-name="T1">    Może ten miliard skreślić Kancelarii Sejmu? Tam nawet tyle nie ma. Natomiast jeśli chodzi o pewne instytucje i pewne i możliwości, to tak, rząd nie będzie protestował, jeśli Wysoka Izba wykreśli pewne typy wydatków. Rząd w ogóle nie protestuje. Rząd myśli i pracuje. I efekty widać. (Oklaski)</text:span></text:p>
      <text:p text:style-name="P1"><text:span text:style-name="T1">    Przedkładam Wysokiej Izbie projekt budżetu, w którym są nie tylko propozycje rządu. Obowiązuje nas takie prawo, że minister finansów musi przedstawić rządowi, a rząd parlamentowi projekt wydatków 14 instytucji pozarządowych, organów władzy i sądownictwa, jaki został przesłany ministrowi finansów. Tak też czynię. Wydatki te w fazie projektowania rosną na daleko większą skalę niż to, co proponujemy odnośnie do całej sfery budżetowej, do całego budżetu. To samo nas dotyczy, jeśli chodzi o sądy powszechne. W sumie gdyby wydatki w tych 14 instytucjach oraz sądownictwie powszechnym wzrosły o tyle, o ile proponujemy, aby wzrosły wydatki w całym naszym budżecie, to wydatki ogółem byłyby o 1 miliard 141 mln mniejsze. Ale to może przeprowadzićć tylko Wysoka Izba. Pytam wobec tego: Czy Wysoka Izba zechce to zrobić? A jeśli tak, to czy o tyle obniżą się te wydatki, które podobno są o miliard za wysokie, czy też Wysoka Izba zechce przeznaczyć te środki na inne </text:span><text:soft-page-break/><text:span text:style-name="T1">piętrzące się cele, na zaspokajanie różnych potrzeb społecznych - a to w zakresie infrastruktury, a to na dofinansowanie kolejnictwa regionalnego czy też wspieranie części polskich rodzin ze względu na trudną sytuację mieszkaniową, czyli na dodatki mieszkaniowe? A może przekazać je na rzecz restrukturyzacji i modernizacji naszego rolnictwa? To są trudne wybory. I teraz tych trudnych wyborów będzie musiała dokonać Wysoka Izba. Rząd pana premiera Millera bowiem wybory swoje już przedstawia w prezentowanym dzisiaj Wysokiej Izbie projekcie budżetu. Ale ten budżet przyjmiemy i zrealizujemy go, bo koniec końców górę zawsze bierze rozsądek, choć, jak powiadam, trzeba będzie ciężko pracować przez cały następny rok. Jednak będzie niezwykle trudno, jeszcze trudniej niż tym razem, przygotować projekt ustawy budżetowej na rok 2004, a także na lata następne, o czym dzisiaj pragnę poinformować Wysoką Izbę. Otóż w przedkładanym Wysokiej Izbie projekcie budżetu tzw. wydatki sztywne albo zdeterminowane wynoszą aż 68,7%. Ponad 2/3 wydatków to są wydatki zdeterminowane, określone ustawami i sytuacją demograficzną - tu rząd nie może niczego zmienić. Wysoka Izba naprzyjmowała wiele bardzo ciekawych ustaw, które nakładają na rząd obowiązek zapisania i preliminowania odpowiedniej kwoty wydatków na dofinansowanie systemu ubezpieczeń społecznych, na dofinansowanie Kasy Rolniczego Ubezpieczenia Społecznego, na finansowanie naszej obronności narodowej, na różne osłony socjalne, mamy także sztywną płatność zasadniczą w postaci długu publicznego. Jeśli ktoś pyta, kto za to będzie płacił - no właśnie my za to będziemy płacić i za zadłużanie się w przeszłości będziemy płacić. W roku przyszłym jest to jedna z podstawowych pozycji budżetu państwa, bo jest to dług państwa, a państwo to my, a państwo to wy, panie i panowie posłowie.</text:span></text:p>
      <text:p text:style-name="P1"><text:span text:style-name="T1">    Te wydatki są takie duże również dlatego, że są tam także subwencje dla gmin. Decentralizujemy finanse publiczne, wzmacniamy pozycję naszych samorządów. Chcemy, aby coraz więcej władzy, odpowiedzialności, ale i pieniędzy było tam, gdzie te pieniądze są wydatkowane i wykorzystywane. A jest wiele sygnałów, że nie zawsze najlepiej. Wczoraj nawet słyszałem takie postulaty, aby wręcz renacjonalizować, recentralizować, dlatego że na szczeblu lokalnym niekiedy środki są mniej efektywnie wykorzystywane, niż było to wcześniej, gdy dysponowali tym dysponenci budżetu na szczeblu centralnym. To nie jest kierunek działania naszego rządu. My wspieramy reformę finansów publicznych zmierzającą w kierunku ich decentralizacji i odsyłania, delegowania pieniędzy, środków, ale także odpowiedzialności i możliwości działania i odpowiadania na trudne pytania, jak rozwiązywać dylematy - czy wydać na to, czy na tamto, czy na oświetlenie ulic, czy na budowę sportowego boiska, czy na dofinansowanie lokalnej filharmonii, czy też na jakieś programy kształcące młodzież - w większym zakresie niż wynika to z tego, co finansujemy w ramach programów państwowych z naszego budżetu centralnego. I to jest kierunek naszych działań reformatorskich, gdyż to również będzie sprzyjało, i już sprzyja, lepszemu zaspokajaniu potrzeb społecznych i będzie stwarzało także lepsze przesłanki dla przyspieszania tempa wzrostu gospodarczego. Ale te subwencje są bardzo duże. A więc, jak państwo widzicie, w projekcie naszego budżetu są to wydatki sztywne.</text:span></text:p>
      <text:p text:style-name="P1"><text:span text:style-name="T1">    Wobec tego to, co podlega w zasadzie podziałowi, negocjacjom, dyskusjom, także z partnerami społecznymi, którzy mieli szansę zapoznać się z projektem tego budżetu, zanim jeszcze trafił on nawet do Wysokiej Izby - a których postulaty, cenne uwagi, w takim stopniu, w jakim mogły być one na gruncie realiów ekonomicznych przyjęte, w przedłożonym dzisiaj projekcie zostały uwzględnione - to jest 31,3% tej kwoty zracjonalizowanych, choć bardzo napiętych dochodów na poziomie 154 760 </text:span><text:soft-page-break/><text:span text:style-name="T1">mln zł. I tu dopiero mogliśmy, uwzględniając preferencje społeczne, zaproponować takie, a nie inne proporcje. </text:span></text:p>
      <text:p text:style-name="P1"><text:span text:style-name="T1">    Natomiast w latach następnych tak się już budżetować nie da nie tylko z tego względu, że przy zachowaniu tego systemu w finansach publicznych narastać będzie część sztywna i wobec tego zawężać będzie się część, która podlega wyborowi. I jeśli ktoś to krytykuje, to ja się dołączam do tej krytyki. Tak jest źle, tak być nie powinno, tak być nie może i oświadczam Wysokiej Izbie: tak nie będzie. Ale żeby tak nie było, to Wysoka Izba będzie musiała podjąć decyzję o daleko idących konsekwencjach, jeśli chodzi o restrukturyzację finansów publicznych i zmiany w finansach publicznych. Nasz reformatorski rząd takie propozycje reform przedstawi, licząc, że w wyniku debaty parlamentarnej, a także politycznej, która się wokół tego będzie toczyła - a chcemy wyjść z tymi propozycjami na początku przyszłego roku - ten system zostanie uelastyczniony, większe będzie pole manewru, większe będzie pole swobody. Trzeba odsztywnić pewne wydatki. Ale co to oznacza? To oznacza, że nie może być automatyzmu dofinansowywania Funduszu Ubezpieczeń Społecznych, tak jak to działa teraz, że nie może być tak finansowana Kasa Rolniczego Ubezpieczenia Społecznego, jak finansowana jest teraz, choć w tym ostatnim przypadku chcę podkreślić, że po raz pierwszy od wielu lat, jeśli nie w ogóle kiedykolwiek w historii, jednak spadają nominalnie, nie tylko realnie, subwencje, dotacje z budżetu państwa do Kasy Rolniczego Ubezpieczenia Społecznego. A więc pan premier Kalinowski, cały rząd, służby KRUS wychodzą naprzeciw konieczności, która tutaj występuje.</text:span></text:p>
      <text:p text:style-name="P1"><text:span text:style-name="T1">    Niemniej będziemy musieli pójść dalej. Będziemy musieli pójść dalej także z tego względu, że trzeba uelastycznić system finansów publicznych, gdyż jest to - uwzględniając znowu długi okres - ostatni budżet, który Wysoka Izba rozpatruje i przyjmie, mam nadzieję, w okresie, kiedy Polska nie jest jeszcze pełnoprawnym, formalnym członkiem Unii Europejskiej. Następny budżet to będzie już budżet roku 2004, kiedy to będziemy członkiem Unii Europejskiej, kiedy będą obowiązywały pewne inne zasady gry. My je znamy i dobra wiadomość jest taka, że będąc członkiem Unii Europejskiej, Polska będzie beneficjentem netto transferów finansowych, co nie ulega dla mnie żadnej wątpliwości, i będziemy absorbować pewne środki srukturalne płynące do nas z innych części naszej wspólnej Europy. Jakie, to się jeszcze okaże, to będzie skutkiem negocjacji, które prowadzimy w trosce o interesy polskiej gospodarki, polskiego społeczeństwa i w trosce o nasze finanse publiczne, co się zresztą zbiega, gdyż sprawy naszych finansów publicznych są także sprawami naszego społeczeństwa. Ale żeby móc absorbować te środki, częstokroć musimy dołożyć z naszego budżetu państwa. To jest tak, jakby ktoś chciał dać komuś 1 tys. zł pod warunkiem, że ten ktoś ma swoje własne tysiąc złotych. Jak nie ma, nie dostaje. Potem trudno mieć pretensje, że się z tego nie skorzystało. Wiedząc o tym, trzeba się do tego przygotować, wtedy te tysiąc złotych będzie można wziąć i będą dwa tysiące, łatwiej będzie rozwiązywać pewne problemy. Ale musimy nie tylko w budżecie centralnym, także na szczeblu regionów, samorządów wypracować zdolność do tego, aby mieć większą płynność, pewną rezerwę finansową, aby móc skorzystać z dobrodziejstwa funduszy strukturalnych Unii Europejskiej, które będą współfinansowały nasze działania na rzecz unowocześnienia struktury gospodarczej oraz poprawy konkurencyjności polskiej gospodarki i poprawy warunków życia polskiego społeczeństwa. I ten wysiłek musi być dokonany nie tylko w roku następnym, 2003, jeśli chodzi o ten budżet, ale także w roku kolejnym, pod kątem przygotowania systemu finansów publicznych na rok 2004 i lata następne.</text:span></text:p>
      <text:p text:style-name="P1"><text:soft-page-break/><text:span text:style-name="T1">    Aby tak było, aby można było iść w tym kierunku, przedłożeniu budżetowemu na rok 2003 towarzyszy pakiet ustaw okołobudżetowych, które wymienił pan marszałek Borowski. Rząd wnosi o uchwalenie tych ustaw okołobudżetowych, gdyż tylko wtedy będzie można zapewnić zgodnie z obowiązującą legislacją te proporcje, te strumienie i realizować ten budżet, który dzisiaj Wysokiej Izbie przedkładam.</text:span></text:p>
      <text:p text:style-name="P1"><text:span text:style-name="T1">    Przedłożyłem budżet - budżet stabilizacji i rozwoju w waszych, panie i panowie posłowie, rękach. Proszę, nie zepsujcie go. (Oklaski)</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pl" fo:country="PL" style:letter-kerning="true" style:font-name-asian="Lucida Sans Unicode"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Tekst_20_dymka_20_Znak" style:display-name="Tekst dymka Znak" style:family="text" style:parent-style-name="Default_20_Paragraph_20_Font">
      <style:text-properties style:font-name="Tahoma" fo:font-size="8pt" style:font-size-asian="8pt" style:font-name-complex="Tahoma1"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jtek Białożyt</meta:initial-creator>
    <dc:creator>Wojtek Białożyt</dc:creator>
    <meta:editing-cycles>1</meta:editing-cycles>
    <meta:creation-date>2013-01-09T13:48:00</meta:creation-date>
    <dc:date>2013-01-09T13:49:00</dc:date>
    <meta:editing-duration>PT1S</meta:editing-duration>
    <meta:generator>LibreOffice/3.6$Windows_x86 LibreOffice_project/2ef5aff-a6fb0ff-166bdff-cf087ad-0f1389</meta:generator>
    <meta:document-statistic meta:table-count="0" meta:image-count="0" meta:object-count="0" meta:page-count="18" meta:paragraph-count="63" meta:word-count="9474" meta:character-count="65627" meta:non-whitespace-character-count="5596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